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bf56" officeooo:paragraph-rsid="0008b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8:41:55.160288325</meta:creation-date>
    <meta:generator>LibreOffice/6.0.7.3.0$Linux_X86_64 LibreOffice_project/00m0$Build-3</meta:generator>
    <dc:date>2019-01-09T08:45:37.612880095</dc:date>
    <meta:editing-duration>PT2M2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